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28in"/>
    </style:style>
    <style:style style:name="co2" style:family="table-column">
      <style:table-column-properties fo:break-before="auto" style:column-width="2.7354in"/>
    </style:style>
    <style:style style:name="co3" style:family="table-column">
      <style:table-column-properties fo:break-before="auto" style:column-width="4.8244in"/>
    </style:style>
    <style:style style:name="co4" style:family="table-column">
      <style:table-column-properties fo:break-before="auto" style:column-width="0.7465in"/>
    </style:style>
    <style:style style:name="co5" style:family="table-column">
      <style:table-column-properties fo:break-before="auto" style:column-width="0.9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owerCo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E:/Poweramp/PowerCond/PowerCond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10/16/2020 9:42:15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 uF, 250 V polypropylene</text:p>
          </table:table-cell>
          <table:table-cell office:value-type="string" calcext:value-type="string">
            <text:p>Capacitors_THT:C_Axial_L5.1mm_D3.1mm_P12.5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 uF, 250 V polypropylene</text:p>
          </table:table-cell>
          <table:table-cell office:value-type="string" calcext:value-type="string">
            <text:p>Capacitors_THT:C_Axial_L5.1mm_D3.1mm_P12.5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 uF, 250 V polypropylene</text:p>
          </table:table-cell>
          <table:table-cell office:value-type="string" calcext:value-type="string">
            <text:p>Capacitors_THT:C_Axial_L5.1mm_D3.1mm_P12.5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 uF, 250 V polypropylene</text:p>
          </table:table-cell>
          <table:table-cell office:value-type="string" calcext:value-type="string">
            <text:p>Capacitors_THT:C_Axial_L5.1mm_D3.1mm_P12.5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 uF, 250 V polypropylene</text:p>
          </table:table-cell>
          <table:table-cell office:value-type="string" calcext:value-type="string">
            <text:p>Capacitors_THT:C_Axial_L5.1mm_D3.1mm_P12.5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 uF, 250 V polypropylene</text:p>
          </table:table-cell>
          <table:table-cell office:value-type="string" calcext:value-type="string">
            <text:p>Capacitors_THT:C_Axial_L5.1mm_D3.1mm_P12.5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 uF, 160 V electrolytic</text:p>
          </table:table-cell>
          <table:table-cell office:value-type="string" calcext:value-type="string">
            <text:p>Capacitors_THT:CP_Radial_D14.0mm_P7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 uF, 160 V electrolytic</text:p>
          </table:table-cell>
          <table:table-cell office:value-type="string" calcext:value-type="string">
            <text:p>Capacitors_THT:CP_Radial_D14.0mm_P7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 uF, 160 V electrolytic</text:p>
          </table:table-cell>
          <table:table-cell office:value-type="string" calcext:value-type="string">
            <text:p>Capacitors_THT:CP_Radial_D14.0mm_P7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 uF, 160 V electrolytic</text:p>
          </table:table-cell>
          <table:table-cell office:value-type="string" calcext:value-type="string">
            <text:p>Capacitors_THT:CP_Radial_D14.0mm_P7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 uF, 160 V electrolytic</text:p>
          </table:table-cell>
          <table:table-cell office:value-type="string" calcext:value-type="string">
            <text:p>Capacitors_THT:CP_Radial_D14.0mm_P7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 uF, 160 V electrolytic</text:p>
          </table:table-cell>
          <table:table-cell office:value-type="string" calcext:value-type="string">
            <text:p>Capacitors_THT:CP_Radial_D14.0mm_P7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 uF, 250 V polypropylene</text:p>
          </table:table-cell>
          <table:table-cell office:value-type="string" calcext:value-type="string">
            <text:p>Capacitors_THT:C_Axial_L5.1mm_D3.1mm_P12.5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 uF, 250 V polypropylene</text:p>
          </table:table-cell>
          <table:table-cell office:value-type="string" calcext:value-type="string">
            <text:p>Capacitors_THT:C_Axial_L5.1mm_D3.1mm_P12.5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 nF, 1 kV ceramic disc capacitor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 nF, 1 kV ceramic disc capacitor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 nF, 1 kV ceramic disc capacitor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 nF, 1 kV ceramic disc capacitor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 nF, 1 kV ceramic disc capacitor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 nF, 1 kV ceramic disc capacitor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 nF, 1 kV ceramic disc capacitor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 nF, 1 kV ceramic disc capacitor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 uF, 250 V polypropylene</text:p>
          </table:table-cell>
          <table:table-cell office:value-type="string" calcext:value-type="string">
            <text:p>Capacitors_THT:C_Axial_L5.1mm_D3.1mm_P12.5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 uF, 250 V polypropylene</text:p>
          </table:table-cell>
          <table:table-cell office:value-type="string" calcext:value-type="string">
            <text:p>Capacitors_THT:C_Axial_L5.1mm_D3.1mm_P12.5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 nF, 1 kV ceramic disc capacitor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 nF, 1 kV ceramic disc capacitor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 uF, 250 V polypropylene</text:p>
          </table:table-cell>
          <table:table-cell office:value-type="string" calcext:value-type="string">
            <text:p>Capacitors_THT:C_Axial_L5.1mm_D3.1mm_P12.5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 uF, 250 V polypropylene</text:p>
          </table:table-cell>
          <table:table-cell office:value-type="string" calcext:value-type="string">
            <text:p>Capacitors_THT:C_Axial_L5.1mm_D3.1mm_P12.5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 nF, 1 kV ceramic disc capacitor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 nF, 1 kV ceramic disc capacitor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0A10</text:p>
          </table:table-cell>
          <table:table-cell office:value-type="string" calcext:value-type="string">
            <text:p>Diodes_THT:D_P600_R-6_P12.7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0A10</text:p>
          </table:table-cell>
          <table:table-cell office:value-type="string" calcext:value-type="string">
            <text:p>Diodes_THT:D_P600_R-6_P12.7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0A10</text:p>
          </table:table-cell>
          <table:table-cell office:value-type="string" calcext:value-type="string">
            <text:p>Diodes_THT:D_P600_R-6_P12.7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0A10</text:p>
          </table:table-cell>
          <table:table-cell office:value-type="string" calcext:value-type="string">
            <text:p>Diodes_THT:D_P600_R-6_P12.7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4755A, 44 V zener diode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4755A, 44 V zener diode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4755A, 44 V zener diode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N4755A, 44 V zener diode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1N4755A, 44 V zener diode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1N4755A, 44 V zener diode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1N4755A, 44 V zener diode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1N4755A, 44 V zener diode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 position terminal block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2 position terminal block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2 position terminal block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2 position terminal block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2 position terminal block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2 position terminal block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2 position terminal block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2 position terminal block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2 position pin header 2.54 mm spacing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2 position pin header 2.54 mm spacing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20k ½ watt</text:p>
          </table:table-cell>
          <table:table-cell office:value-type="string" calcext:value-type="string">
            <text:p>Resistors_THT:R_Axial_DIN0309_L9.0mm_D3.2mm_P12.7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20k ½ watt</text:p>
          </table:table-cell>
          <table:table-cell office:value-type="string" calcext:value-type="string">
            <text:p>Resistors_THT:R_Axial_DIN0309_L9.0mm_D3.2mm_P12.7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Common-mode choke</text:p>
          </table:table-cell>
          <table:table-cell office:value-type="string" calcext:value-type="string">
            <text:p>PowerCond:GenericCMC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Common-mode choke</text:p>
          </table:table-cell>
          <table:table-cell office:value-type="string" calcext:value-type="string">
            <text:p>PowerCond:GenericCMC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Common-mode choke</text:p>
          </table:table-cell>
          <table:table-cell office:value-type="string" calcext:value-type="string">
            <text:p>PowerCond:GenericCMC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Common-mode choke</text:p>
          </table:table-cell>
          <table:table-cell office:value-type="string" calcext:value-type="string">
            <text:p>PowerCond:GenericCMCL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mmon-mode chokes are wound onto 16 to 25 mm diameter core,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ur to five turn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16T21:45:58.503000000</dc:date>
    <meta:editing-duration>PT3M33S</meta:editing-duration>
    <meta:editing-cycles>1</meta:editing-cycles>
    <meta:document-statistic meta:table-count="1" meta:cell-count="190" meta:object-count="0"/>
    <meta:generator>LibreOffice/6.4.2.2$Windows_X86_64 LibreOffice_project/4e471d8c02c9c90f512f7f9ead8875b57fcb1ec3</meta:generator>
  </office:meta>
</office:document-meta>
</file>